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2" style:family="table-cell" style:parent-style-name="Default" style:data-style-name="N99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.62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8.0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ue Cond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PODS_CURRENTLY_ON</text:p>
          </table:table-cell>
          <table:table-cell table:style-name="ce1" office:value-type="string" calcext:value-type="string">
            <text:p>NEXT_POD</text:p>
          </table:table-cell>
          <table:table-cell table:style-name="ce1" office:value-type="string" calcext:value-type="string">
            <text:p>SUBMITTED_REMAINDER</text:p>
          </table:table-cell>
          <table:table-cell table:style-name="ce1" office:value-type="string" calcext:value-type="string">
            <text:p>POD_INDEX</text:p>
          </table:table-cell>
          <table:table-cell table:style-name="ce1" office:value-type="string" calcext:value-type="string">
            <office:annotation draw:style-name="gr1" draw:text-style-name="P2" svg:width="94.37mm" svg:height="10.62mm" svg:x="173.86mm" svg:y="0mm" draw:caption-point-x="-6.1mm" draw:caption-point-y="0.1mm">
              <dc:date>2019-10-29T00:00:00</dc:date>
              <text:p text:style-name="P1">POD_INDEX &gt;= NEXT_POD &amp;</text:p>
              <text:p text:style-name="P1">POD_INDEX &lt; NEXT_POD + SUBMITTED_REMAINDER</text:p>
            </office:annotation>
            <text:p>Condition 1</text:p>
          </table:table-cell>
          <table:table-cell table:style-name="ce1" office:value-type="string" calcext:value-type="string">
            <office:annotation draw:style-name="gr1" draw:text-style-name="P2" svg:width="100.78mm" svg:height="10.62mm" svg:x="196.55mm" svg:y="0mm" draw:caption-point-x="-6.1mm" draw:caption-point-y="0.1mm">
              <dc:date>2019-10-29T00:00:00</dc:date>
              <text:p text:style-name="P1">POD_INDEX &gt;= NEXT_POD &amp;</text:p>
              <text:p text:style-name="P1">POD_INDEX &gt;= NEXT_POD + SUBMITTED_REMAINDER</text:p>
            </office:annotation>
            <text:p>Condition 2</text:p>
          </table:table-cell>
          <table:table-cell table:style-name="ce1" office:value-type="string" calcext:value-type="string">
            <office:annotation draw:style-name="gr2" draw:text-style-name="P2" svg:width="143.79mm" svg:height="10.09mm" svg:x="219.23mm" svg:y="0mm" draw:caption-point-x="-6.1mm" draw:caption-point-y="0.1mm">
              <dc:date>2019-10-29T00:00:00</dc:date>
              <text:p text:style-name="P1"><text:span text:style-name="T1">POD_INDEX &lt; NEXT_POD &amp;</text:span></text:p>
              <text:p text:style-name="P1"><text:span text:style-name="T1">POD_INDEX &lt; NEXT_POD + SUBMITTED_REMAINDER – PODS_CURRENTLY_ON</text:span></text:p>
            </office:annotation>
            <text:p>Condition 3</text:p>
          </table:table-cell>
          <table:table-cell table:style-name="ce1" office:value-type="string" calcext:value-type="string">
            <office:annotation draw:style-name="gr2" draw:text-style-name="P2" svg:width="143.79mm" svg:height="10.09mm" svg:x="241.81mm" svg:y="0mm" draw:caption-point-x="-6.1mm" draw:caption-point-y="0.1mm">
              <dc:date>2019-10-29T00:00:00</dc:date>
              <text:p text:style-name="P1"><text:span text:style-name="T1">POD_INDEX &lt; NEXT_POD &amp;</text:span></text:p>
              <text:p text:style-name="P1"><text:span text:style-name="T1">POD_INDEX &gt;= NEXT_POD + SUBMITTED_REMAINDER - PODS_CURRENTLY_ON</text:span></text:p>
            </office:annotation>
            <text:p>Condition 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$D2]&gt;=[.$B2];[.$D2]&lt;[.$B2]+[.$C2])" office:value-type="boolean" office:boolean-value="false" calcext:value-type="boolean">
            <text:p>FALSE</text:p>
          </table:table-cell>
          <table:table-cell table:formula="of:=AND([.$D2]&gt;=[.$B2];[.$D2]&gt;=[.$B2]+[.$C2])" office:value-type="boolean" office:boolean-value="true" calcext:value-type="boolean">
            <text:p>TRUE</text:p>
          </table:table-cell>
          <table:table-cell table:formula="of:=AND([.$D2]&lt;[.$B2];[.$D2]&lt;[.$B2]+[.$C2]-[.$A2])" office:value-type="boolean" office:boolean-value="false" calcext:value-type="boolean">
            <text:p>FALSE</text:p>
          </table:table-cell>
          <table:table-cell table:formula="of:=AND([.$D2]&lt;[.$B2];[.$D2]&gt;=[.$B2]+[.$C2]-[.$A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ND([.$D3]&gt;=[.$B3];[.$D3]&lt;[.$B3]+[.$C3])" office:value-type="boolean" office:boolean-value="false" calcext:value-type="boolean">
            <text:p>FALSE</text:p>
          </table:table-cell>
          <table:table-cell table:formula="of:=AND([.$D3]&gt;=[.$B3];[.$D3]&gt;=[.$B3]+[.$C3])" office:value-type="boolean" office:boolean-value="true" calcext:value-type="boolean">
            <text:p>TRUE</text:p>
          </table:table-cell>
          <table:table-cell table:formula="of:=AND([.$D3]&lt;[.$B3];[.$D3]&lt;[.$B3]+[.$C3]-[.$A3])" office:value-type="boolean" office:boolean-value="false" calcext:value-type="boolean">
            <text:p>FALSE</text:p>
          </table:table-cell>
          <table:table-cell table:formula="of:=AND([.$D3]&lt;[.$B3];[.$D3]&gt;=[.$B3]+[.$C3]-[.$A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ND([.$D4]&gt;=[.$B4];[.$D4]&lt;[.$B4]+[.$C4])" office:value-type="boolean" office:boolean-value="false" calcext:value-type="boolean">
            <text:p>FALSE</text:p>
          </table:table-cell>
          <table:table-cell table:formula="of:=AND([.$D4]&gt;=[.$B4];[.$D4]&gt;=[.$B4]+[.$C4])" office:value-type="boolean" office:boolean-value="true" calcext:value-type="boolean">
            <text:p>TRUE</text:p>
          </table:table-cell>
          <table:table-cell table:formula="of:=AND([.$D4]&lt;[.$B4];[.$D4]&lt;[.$B4]+[.$C4]-[.$A4])" office:value-type="boolean" office:boolean-value="false" calcext:value-type="boolean">
            <text:p>FALSE</text:p>
          </table:table-cell>
          <table:table-cell table:formula="of:=AND([.$D4]&lt;[.$B4];[.$D4]&gt;=[.$B4]+[.$C4]-[.$A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ND([.$D5]&gt;=[.$B5];[.$D5]&lt;[.$B5]+[.$C5])" office:value-type="boolean" office:boolean-value="false" calcext:value-type="boolean">
            <text:p>FALSE</text:p>
          </table:table-cell>
          <table:table-cell table:formula="of:=AND([.$D5]&gt;=[.$B5];[.$D5]&gt;=[.$B5]+[.$C5])" office:value-type="boolean" office:boolean-value="true" calcext:value-type="boolean">
            <text:p>TRUE</text:p>
          </table:table-cell>
          <table:table-cell table:formula="of:=AND([.$D5]&lt;[.$B5];[.$D5]&lt;[.$B5]+[.$C5]-[.$A5])" office:value-type="boolean" office:boolean-value="false" calcext:value-type="boolean">
            <text:p>FALSE</text:p>
          </table:table-cell>
          <table:table-cell table:formula="of:=AND([.$D5]&lt;[.$B5];[.$D5]&gt;=[.$B5]+[.$C5]-[.$A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ND([.$D6]&gt;=[.$B6];[.$D6]&lt;[.$B6]+[.$C6])" office:value-type="boolean" office:boolean-value="false" calcext:value-type="boolean">
            <text:p>FALSE</text:p>
          </table:table-cell>
          <table:table-cell table:formula="of:=AND([.$D6]&gt;=[.$B6];[.$D6]&gt;=[.$B6]+[.$C6])" office:value-type="boolean" office:boolean-value="true" calcext:value-type="boolean">
            <text:p>TRUE</text:p>
          </table:table-cell>
          <table:table-cell table:formula="of:=AND([.$D6]&lt;[.$B6];[.$D6]&lt;[.$B6]+[.$C6]-[.$A6])" office:value-type="boolean" office:boolean-value="false" calcext:value-type="boolean">
            <text:p>FALSE</text:p>
          </table:table-cell>
          <table:table-cell table:formula="of:=AND([.$D6]&lt;[.$B6];[.$D6]&gt;=[.$B6]+[.$C6]-[.$A6])" office:value-type="boolean" office:boolean-value="false" calcext:value-type="boolean">
            <text:p>FALSE</text:p>
          </table:table-cell>
        </table:table-row>
      </table:table>
      <table:table table:name="Next Pod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ODS_CURRENTLY_ON</text:p>
          </table:table-cell>
          <table:table-cell table:style-name="ce1" office:value-type="string" calcext:value-type="string">
            <text:p>NEXT_POD</text:p>
          </table:table-cell>
          <table:table-cell table:style-name="ce1" office:value-type="string" calcext:value-type="string">
            <text:p>SUBMITTED_REMAINDER</text:p>
          </table:table-cell>
          <table:table-cell table:style-name="ce1" office:value-type="string" calcext:value-type="string">
            <text:p>NEXT_POD – Expected</text:p>
          </table:table-cell>
          <table:table-cell table:style-name="ce1" office:value-type="string" calcext:value-type="string">
            <text:p>NEXT_POD – Calcul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B2]+[.C2]-1;[.A2]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B3]+[.C3]-1;[.A3]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]+[.C4]-1;[.A4])+1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B5]+[.C5]-1;[.A5])+1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[.B6]+[.C6]-1;[.A6])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[.B7]+[.C7]-1;[.A7])+1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[.B8]+[.C8]-1;[.A8])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OD([.B9]+[.C9]-1;[.A9])+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6:29:14.09878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5:33:03.980998937</meta:creation-date>
    <dc:date>2019-10-29T08:19:31.010368201</dc:date>
    <meta:editing-duration>PT1H19M32S</meta:editing-duration>
    <meta:editing-cycles>3</meta:editing-cycles>
    <meta:generator>LibreOffice/6.0.7.3$Linux_X86_64 LibreOffice_project/00m0$Build-3</meta:generator>
    <meta:document-statistic meta:table-count="2" meta:cell-count="93" meta:object-count="0"/>
  </office:meta>
</office:document-meta>
</file>